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13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style:text-align-source="fix" style:repeat-content="false" fo:border-left="none" fo:border-right="none" fo:border-top="none"/>
      <style:paragraph-properties fo:text-align="end"/>
      <style:text-properties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font-name="Liberation Serif1" fo:font-size="10pt" style:font-size-asian="10pt" style:font-size-complex="10pt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80808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order-bottom="0.06pt solid #80808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80808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159.96mm" svg:height="89.95mm" svg:x="155.35mm" svg:y="5.33mm">
            <loext:p draw:notify-on-update-of-ranges="Hoja1.A2:Hoja1.A12 Hoja1.A2:Hoja1.A12 Hoja1.B1:Hoja1.B1 Hoja1.B2:Hoja1.B12 Hoja1.A2:Hoja1.A12 Hoja1.C1:Hoja1.C1 Hoja1.C2:Hoja1.C12 Hoja1.A2:Hoja1.A12 Hoja1.D1:Hoja1.D1 Hoja1.D2:Hoja1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8.68mm" svg:height="89.69mm" svg:x="157.91mm" svg:y="103.56mm">
            <loext:p draw:notify-on-update-of-ranges="Hoja1.A30:Hoja1.A40 Hoja1.B29:Hoja1.B29 Hoja1.B30:Hoja1.B32 Hoja1.A30:Hoja1.A40 Hoja1.C29:Hoja1.C29 Hoja1.C30:Hoja1.C40 Hoja1.A30:Hoja1.A40 Hoja1.D29:Hoja1.D29 Hoja1.D30:Hoja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 calcext:value-type="string">
            <text:p>Bytes de un vector</text:p>
          </table:table-cell>
          <table:table-cell table:style-name="ce6" office:value-type="string" calcext:value-type="string">
            <text:p>Tiempo v_ locales</text:p>
          </table:table-cell>
          <table:table-cell table:style-name="ce6" office:value-type="string" calcext:value-type="string">
            <text:p>Tiempo v_globales</text:p>
          </table:table-cell>
          <table:table-cell table:style-name="ce6" office:value-type="string" calcext:value-type="string">
            <text:p>Tiempo v_dinámicos</text:p>
          </table:table-cell>
          <table:table-cell table:number-columns-repeated="1020"/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7" office:value-type="float" office:value="0.00038433" calcext:value-type="float">
            <text:p>0,00038433</text:p>
          </table:table-cell>
          <table:table-cell table:style-name="ce7" office:value-type="float" office:value="0.000365304" calcext:value-type="float">
            <text:p>0,000365304</text:p>
          </table:table-cell>
          <table:table-cell table:style-name="ce7" office:value-type="float" office:value="0.000375086" calcext:value-type="float">
            <text:p>0,000375086</text:p>
          </table:table-cell>
          <table:table-cell table:number-columns-repeated="1020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7" office:value-type="float" office:value="0.000789889" calcext:value-type="float">
            <text:p>0,000789889</text:p>
          </table:table-cell>
          <table:table-cell table:style-name="ce7" office:value-type="float" office:value="0.00076775" calcext:value-type="float">
            <text:p>0,00076775</text:p>
          </table:table-cell>
          <table:table-cell table:style-name="ce7" office:value-type="float" office:value="0.000766601" calcext:value-type="float">
            <text:p>0,000766601</text:p>
          </table:table-cell>
          <table:table-cell table:number-columns-repeated="1020"/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7" office:value-type="float" office:value="0.001522148" calcext:value-type="float">
            <text:p>0,001522148</text:p>
          </table:table-cell>
          <table:table-cell table:style-name="ce7" office:value-type="float" office:value="0.001531613" calcext:value-type="float">
            <text:p>0,001531613</text:p>
          </table:table-cell>
          <table:table-cell table:style-name="ce7" office:value-type="float" office:value="0.001522244" calcext:value-type="float">
            <text:p>0,001522244</text:p>
          </table:table-cell>
          <table:table-cell table:number-columns-repeated="1020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03172201" calcext:value-type="float">
            <text:p>0,003172201</text:p>
          </table:table-cell>
          <table:table-cell table:style-name="ce7" office:value-type="float" office:value="0.003163102" calcext:value-type="float">
            <text:p>0,003163102</text:p>
          </table:table-cell>
          <table:table-cell table:number-columns-repeated="1020"/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05139789" calcext:value-type="float">
            <text:p>0,005139789</text:p>
          </table:table-cell>
          <table:table-cell table:style-name="ce7" office:value-type="float" office:value="0.004998804" calcext:value-type="float">
            <text:p>0,004998804</text:p>
          </table:table-cell>
          <table:table-cell table:number-columns-repeated="1020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10108964" calcext:value-type="float">
            <text:p>0,010108964</text:p>
          </table:table-cell>
          <table:table-cell table:style-name="ce7" office:value-type="float" office:value="0.010017479" calcext:value-type="float">
            <text:p>0,010017479</text:p>
          </table:table-cell>
          <table:table-cell table:number-columns-repeated="1020"/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19920362" calcext:value-type="float">
            <text:p>0,019920362</text:p>
          </table:table-cell>
          <table:table-cell table:style-name="ce7" office:value-type="float" office:value="0.019925425" calcext:value-type="float">
            <text:p>0,019925425</text:p>
          </table:table-cell>
          <table:table-cell table:number-columns-repeated="1020"/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39878289" calcext:value-type="float">
            <text:p>0,039878289</text:p>
          </table:table-cell>
          <table:table-cell table:style-name="ce7" office:value-type="float" office:value="0.039817144" calcext:value-type="float">
            <text:p>0,039817144</text:p>
          </table:table-cell>
          <table:table-cell table:number-columns-repeated="1020"/>
        </table:table-row>
        <table:table-row table:style-name="ro1">
          <table:table-cell table:style-name="ce2" office:value-type="float" office:value="134217728" calcext:value-type="float">
            <text:p>13421772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79177964" calcext:value-type="float">
            <text:p>0,079177964</text:p>
          </table:table-cell>
          <table:table-cell table:style-name="ce7" office:value-type="float" office:value="0.079276364" calcext:value-type="float">
            <text:p>0,079276364</text:p>
          </table:table-cell>
          <table:table-cell table:number-columns-repeated="1020"/>
        </table:table-row>
        <table:table-row table:style-name="ro1">
          <table:table-cell table:style-name="ce2" office:value-type="float" office:value="268435456" calcext:value-type="float">
            <text:p>26843545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158224867" calcext:value-type="float">
            <text:p>0,158224867</text:p>
          </table:table-cell>
          <table:table-cell table:style-name="ce7" office:value-type="float" office:value="0.157102993" calcext:value-type="float">
            <text:p>0,157102993</text:p>
          </table:table-cell>
          <table:table-cell table:number-columns-repeated="1020"/>
        </table:table-row>
        <table:table-row table:style-name="ro1">
          <table:table-cell table:style-name="ce3" office:value-type="float" office:value="536870912" calcext:value-type="float">
            <text:p>53687091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172490141" calcext:value-type="float">
            <text:p>0,172490141</text:p>
          </table:table-cell>
          <table:table-cell table:style-name="ce8" office:value-type="float" office:value="0.315638946" calcext:value-type="float">
            <text:p>0,315638946</text:p>
          </table:table-cell>
          <table:table-cell table:number-columns-repeated="102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 calcext:value-type="string">
            <text:p>Bytes de un vector</text:p>
          </table:table-cell>
          <table:table-cell table:style-name="ce9" office:value-type="string" calcext:value-type="string">
            <text:p>Tiempo v_locales</text:p>
          </table:table-cell>
          <table:table-cell table:style-name="ce9" office:value-type="string" calcext:value-type="string">
            <text:p>Tiempo v_globales</text:p>
          </table:table-cell>
          <table:table-cell table:style-name="ce9" office:value-type="string" calcext:value-type="string">
            <text:p>Tiempo v_dinámicos</text:p>
          </table:table-cell>
          <table:table-cell table:number-columns-repeated="1020"/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10" office:value-type="float" office:value="0.000603291" calcext:value-type="float">
            <text:p>0,000603291</text:p>
          </table:table-cell>
          <table:table-cell table:style-name="ce10" office:value-type="float" office:value="0.000894471" calcext:value-type="float">
            <text:p>0,000894471</text:p>
          </table:table-cell>
          <table:table-cell table:style-name="ce10" office:value-type="float" office:value="0.000575225" calcext:value-type="float">
            <text:p>0,000575225</text:p>
          </table:table-cell>
          <table:table-cell table:number-columns-repeated="1020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10" office:value-type="float" office:value="0.00125813" calcext:value-type="float">
            <text:p>0,00125813</text:p>
          </table:table-cell>
          <table:table-cell table:style-name="ce10" office:value-type="float" office:value="0.001727206" calcext:value-type="float">
            <text:p>0,001727206</text:p>
          </table:table-cell>
          <table:table-cell table:style-name="ce10" office:value-type="float" office:value="0.000444769" calcext:value-type="float">
            <text:p>0,000444769</text:p>
          </table:table-cell>
          <table:table-cell table:number-columns-repeated="1020"/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10" office:value-type="float" office:value="0.002449811" calcext:value-type="float">
            <text:p>0,002449811</text:p>
          </table:table-cell>
          <table:table-cell table:style-name="ce10" office:value-type="float" office:value="0.004176379" calcext:value-type="float">
            <text:p>0,004176379</text:p>
          </table:table-cell>
          <table:table-cell table:style-name="ce10" office:value-type="float" office:value="0.000950686" calcext:value-type="float">
            <text:p>0,000950686</text:p>
          </table:table-cell>
          <table:table-cell table:number-columns-repeated="1020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007281826" calcext:value-type="float">
            <text:p>0,007281826</text:p>
          </table:table-cell>
          <table:table-cell table:style-name="ce10" office:value-type="float" office:value="0.001738539" calcext:value-type="float">
            <text:p>0,001738539</text:p>
          </table:table-cell>
          <table:table-cell table:number-columns-repeated="1020"/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009048598" calcext:value-type="float">
            <text:p>0,009048598</text:p>
          </table:table-cell>
          <table:table-cell table:style-name="ce10" office:value-type="float" office:value="0.003756257" calcext:value-type="float">
            <text:p>0,003756257</text:p>
          </table:table-cell>
          <table:table-cell table:number-columns-repeated="1020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020759719" calcext:value-type="float">
            <text:p>0,020759719</text:p>
          </table:table-cell>
          <table:table-cell table:style-name="ce10" office:value-type="float" office:value="0.007939759" calcext:value-type="float">
            <text:p>0,007939759</text:p>
          </table:table-cell>
          <table:table-cell table:number-columns-repeated="1020"/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038014738" calcext:value-type="float">
            <text:p>0,038014738</text:p>
          </table:table-cell>
          <table:table-cell table:style-name="ce10" office:value-type="float" office:value="0.018447514" calcext:value-type="float">
            <text:p>0,018447514</text:p>
          </table:table-cell>
          <table:table-cell table:number-columns-repeated="1020"/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064927385" calcext:value-type="float">
            <text:p>0,064927385</text:p>
          </table:table-cell>
          <table:table-cell table:style-name="ce10" office:value-type="float" office:value="0.05028294" calcext:value-type="float">
            <text:p>0,05028294</text:p>
          </table:table-cell>
          <table:table-cell table:number-columns-repeated="1020"/>
        </table:table-row>
        <table:table-row table:style-name="ro1">
          <table:table-cell table:style-name="ce2" office:value-type="float" office:value="134217728" calcext:value-type="float">
            <text:p>13421772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130210613" calcext:value-type="float">
            <text:p>0,130210613</text:p>
          </table:table-cell>
          <table:table-cell table:style-name="ce10" office:value-type="float" office:value="0.099034809" calcext:value-type="float">
            <text:p>0,099034809</text:p>
          </table:table-cell>
          <table:table-cell table:number-columns-repeated="1020"/>
        </table:table-row>
        <table:table-row table:style-name="ro1">
          <table:table-cell table:style-name="ce2" office:value-type="float" office:value="268435456" calcext:value-type="float">
            <text:p>26843545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225893816" calcext:value-type="float">
            <text:p>0,225893816</text:p>
          </table:table-cell>
          <table:table-cell table:style-name="ce10" office:value-type="float" office:value="0.239087541" calcext:value-type="float">
            <text:p>0,239087541</text:p>
          </table:table-cell>
          <table:table-cell table:number-columns-repeated="1020"/>
        </table:table-row>
        <table:table-row table:style-name="ro1">
          <table:table-cell table:style-name="ce3" office:value-type="float" office:value="536870912" calcext:value-type="float">
            <text:p>536870912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0.203762226" calcext:value-type="float">
            <text:p>0,203762226</text:p>
          </table:table-cell>
          <table:table-cell table:style-name="ce11" office:value-type="float" office:value="0.481427207" calcext:value-type="float">
            <text:p>0,481427207</text:p>
          </table:table-cell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8:07:08.1945228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Elena Cantero</meta:initial-creator>
    <meta:creation-date>2017-03-07T20:01:54Z</meta:creation-date>
    <dc:date>2017-03-08T18:07:55.004619067</dc:date>
    <meta:editing-cycles>4</meta:editing-cycles>
    <meta:editing-duration>PT14M50S</meta:editing-duration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69cm" svg:height="8.97cm" xlink:href=".." xlink:type="simple" chart:class="chart:scatter" chart:style-name="ch1">
        <chart:title svg:x="12.609cm" svg:y="0.902cm" chart:style-name="ch2">
          <text:p>Mi PC</text:p>
        </chart:title>
        <chart:legend svg:x="11.147cm" svg:y="2.469cm" style:legend-expansion="custom" chartooo:width="4.692cm" chartooo:height="3.213cm" style:legend-expansion-aspect-ratio="1.46031746031746" chart:style-name="ch3"/>
        <chart:plot-area chart:style-name="ch4" table:cell-range-address="Hoja1.A30:Hoja1.A40 Hoja1.B29:Hoja1.B32 Hoja1.C29:Hoja1.D40" chart:data-source-has-labels="row" svg:x="0.297cm" svg:y="0.436cm" svg:width="10.942cm" svg:height="7.82cm">
          <chartooo:coordinate-region svg:x="1.58cm" svg:y="0.635cm" svg:width="8.824cm" svg:height="6.975cm"/>
          <chart:axis chart:dimension="x" chart:name="primary-x" chart:style-name="ch5">
            <chart:title svg:x="4.11cm" svg:y="8.41cm" chart:style-name="ch6">
              <text:p>Número de elementos</text:p>
            </chart:title>
          </chart:axis>
          <chart:axis chart:dimension="y" chart:name="primary-y" chart:style-name="ch7">
            <chart:title svg:x="0cm" svg:y="4.932cm" chart:style-name="ch8">
              <text:p>Tiempo</text:p>
            </chart:title>
            <chart:grid chart:style-name="ch9" chart:class="major"/>
          </chart:axis>
          <chart:series chart:style-name="ch10" chart:values-cell-range-address="Hoja1.B30:Hoja1.B32" chart:label-cell-address="Hoja1.B29:Hoja1.B29" chart:class="chart:scatter">
            <chart:domain table:cell-range-address="Hoja1.A30:Hoja1.A40"/>
            <chart:data-point chart:repeated="11"/>
          </chart:series>
          <chart:series chart:style-name="ch11" chart:values-cell-range-address="Hoja1.C30:Hoja1.C40" chart:label-cell-address="Hoja1.C29:Hoja1.C29" chart:class="chart:scatter">
            <chart:data-point chart:repeated="11"/>
          </chart:series>
          <chart:series chart:style-name="ch12" chart:values-cell-range-address="Hoja1.D30:Hoja1.D40" chart:label-cell-address="Hoja1.D29:Hoja1.D29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v_locales</text:p>
                <draw:g>
                  <svg:desc>Hoja1.B29:Hoja1.B29</svg:desc>
                </draw:g>
              </table:table-cell>
              <table:table-cell office:value-type="string">
                <text:p>Tiempo v_globales</text:p>
                <draw:g>
                  <svg:desc>Hoja1.C29:Hoja1.C29</svg:desc>
                </draw:g>
              </table:table-cell>
              <table:table-cell office:value-type="string">
                <text:p>Tiempo v_dinámicos</text:p>
                <draw:g>
                  <svg:desc>Hoja1.D29:Hoja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A30:Hoja1.A40</svg:desc>
                </draw:g>
              </table:table-cell>
              <table:table-cell office:value-type="float" office:value="0.000603291">
                <text:p>0.000603291</text:p>
                <draw:g>
                  <svg:desc>Hoja1.B30:Hoja1.B32</svg:desc>
                </draw:g>
              </table:table-cell>
              <table:table-cell office:value-type="float" office:value="0.000894471">
                <text:p>0.000894471</text:p>
                <draw:g>
                  <svg:desc>Hoja1.C30:Hoja1.C40</svg:desc>
                </draw:g>
              </table:table-cell>
              <table:table-cell office:value-type="float" office:value="0.000575225">
                <text:p>0.000575225</text:p>
                <draw:g>
                  <svg:desc>Hoja1.D30:Hoja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25813">
                <text:p>0.00125813</text:p>
              </table:table-cell>
              <table:table-cell office:value-type="float" office:value="0.001727206">
                <text:p>0.001727206</text:p>
              </table:table-cell>
              <table:table-cell office:value-type="float" office:value="0.000444769">
                <text:p>0.000444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2449811">
                <text:p>0.002449811</text:p>
              </table:table-cell>
              <table:table-cell office:value-type="float" office:value="0.004176379">
                <text:p>0.004176379</text:p>
              </table:table-cell>
              <table:table-cell office:value-type="float" office:value="0.000950686">
                <text:p>0.000950686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7281826">
                <text:p>0.007281826</text:p>
              </table:table-cell>
              <table:table-cell office:value-type="float" office:value="0.001738539">
                <text:p>0.001738539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9048598">
                <text:p>0.009048598</text:p>
              </table:table-cell>
              <table:table-cell office:value-type="float" office:value="0.003756257">
                <text:p>0.003756257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20759719">
                <text:p>0.020759719</text:p>
              </table:table-cell>
              <table:table-cell office:value-type="float" office:value="0.007939759">
                <text:p>0.007939759</text:p>
              </table:table-cell>
            </table:table-row>
            <table:table-row>
              <table:table-cell office:value-type="string"/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38014738">
                <text:p>0.038014738</text:p>
              </table:table-cell>
              <table:table-cell office:value-type="float" office:value="0.018447514">
                <text:p>0.018447514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64927385">
                <text:p>0.064927385</text:p>
              </table:table-cell>
              <table:table-cell office:value-type="float" office:value="0.05028294">
                <text:p>0.05028294</text:p>
              </table:table-cell>
            </table:table-row>
            <table:table-row>
              <table:table-cell office:value-type="string"/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130210613">
                <text:p>0.130210613</text:p>
              </table:table-cell>
              <table:table-cell office:value-type="float" office:value="0.099034809">
                <text:p>0.099034809</text:p>
              </table:table-cell>
            </table:table-row>
            <table:table-row>
              <table:table-cell office:value-type="string"/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225893816">
                <text:p>0.225893816</text:p>
              </table:table-cell>
              <table:table-cell office:value-type="float" office:value="0.239087541">
                <text:p>0.239087541</text:p>
              </table:table-cell>
            </table:table-row>
            <table:table-row>
              <table:table-cell office:value-type="string"/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203762226">
                <text:p>0.203762226</text:p>
              </table:table-cell>
              <table:table-cell office:value-type="float" office:value="0.481427207">
                <text:p>0.481427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scatter" chart:column-mapping="0 1 2" chart:style-name="ch1">
        <chart:title svg:x="12.239cm" svg:y="0.822cm" chart:style-name="ch2">
          <text:p>ATCGRID</text:p>
        </chart:title>
        <chart:legend chart:legend-position="end" svg:x="11.504cm" svg:y="3.701cm" style:legend-expansion="high" chart:style-name="ch3"/>
        <chart:plot-area chart:style-name="ch4" table:cell-range-address="Hoja1.A2:Hoja1.D12 Hoja1.B1:Hoja1.D1" chart:data-source-has-labels="both" svg:x="0.407cm" svg:y="0.205cm" svg:width="11.326cm" svg:height="8.109cm">
          <chartooo:coordinate-region svg:x="1.69cm" svg:y="0.404cm" svg:width="9.208cm" svg:height="7.263cm"/>
          <chart:axis chart:dimension="x" chart:name="primary-x" chart:style-name="ch5" chartooo:axis-type="auto">
            <chart:title svg:x="4.412cm" svg:y="8.436cm" chart:style-name="ch6">
              <text:p>Número de elementos</text:p>
            </chart:title>
            <chart:categories table:cell-range-address="Hoja1.A2:Hoja1.A12"/>
          </chart:axis>
          <chart:axis chart:dimension="y" chart:name="primary-y" chart:style-name="ch7">
            <chart:title svg:x="0cm" svg:y="4.845cm" chart:style-name="ch8">
              <text:p>Tiempo</text:p>
            </chart:title>
            <chart:grid chart:style-name="ch9" chart:class="major"/>
          </chart:axis>
          <chart:series chart:style-name="ch10" chart:values-cell-range-address="Hoja1.B2:Hoja1.B12" chart:label-cell-address="Hoja1.B1:Hoja1.B1" chart:class="chart:scatter">
            <chart:domain table:cell-range-address="Hoja1.A2:Hoja1.A12"/>
            <chart:data-point chart:repeated="11"/>
          </chart:series>
          <chart:series chart:style-name="ch11" chart:values-cell-range-address="Hoja1.C2:Hoja1.C12" chart:label-cell-address="Hoja1.C1:Hoja1.C1" chart:class="chart:scatter">
            <chart:data-point chart:repeated="11"/>
          </chart:series>
          <chart:series chart:style-name="ch12" chart:values-cell-range-address="Hoja1.D2:Hoja1.D12" chart:label-cell-address="Hoja1.D1:Hoja1.D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v_ locales</text:p>
                <draw:g>
                  <svg:desc>Hoja1.B1:Hoja1.B1</svg:desc>
                </draw:g>
              </table:table-cell>
              <table:table-cell office:value-type="string">
                <text:p>Tiempo v_globales</text:p>
                <draw:g>
                  <svg:desc>Hoja1.C1:Hoja1.C1</svg:desc>
                </draw:g>
              </table:table-cell>
              <table:table-cell office:value-type="string">
                <text:p>Tiempo v_dinámico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A2:Hoja1.A12</svg:desc>
                </draw:g>
              </table:table-cell>
              <table:table-cell office:value-type="float" office:value="524288">
                <text:p>524288</text:p>
                <draw:g>
                  <svg:desc>Hoja1.A2:Hoja1.A12</svg:desc>
                </draw:g>
              </table:table-cell>
              <table:table-cell office:value-type="float" office:value="0.00038433">
                <text:p>0.00038433</text:p>
                <draw:g>
                  <svg:desc>Hoja1.B2:Hoja1.B12</svg:desc>
                </draw:g>
              </table:table-cell>
              <table:table-cell office:value-type="float" office:value="0.000365304">
                <text:p>0.000365304</text:p>
                <draw:g>
                  <svg:desc>Hoja1.C2:Hoja1.C12</svg:desc>
                </draw:g>
              </table:table-cell>
              <table:table-cell office:value-type="float" office:value="0.000375086">
                <text:p>0.000375086</text:p>
                <draw:g>
                  <svg:desc>Hoja1.D2:Hoja1.D12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00789889">
                <text:p>0.000789889</text:p>
              </table:table-cell>
              <table:table-cell office:value-type="float" office:value="0.00076775">
                <text:p>0.00076775</text:p>
              </table:table-cell>
              <table:table-cell office:value-type="float" office:value="0.000766601">
                <text:p>0.00076660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01522148">
                <text:p>0.001522148</text:p>
              </table:table-cell>
              <table:table-cell office:value-type="float" office:value="0.001531613">
                <text:p>0.001531613</text:p>
              </table:table-cell>
              <table:table-cell office:value-type="float" office:value="0.001522244">
                <text:p>0.00152224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172201">
                <text:p>0.003172201</text:p>
              </table:table-cell>
              <table:table-cell office:value-type="float" office:value="0.003163102">
                <text:p>0.00316310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139789">
                <text:p>0.005139789</text:p>
              </table:table-cell>
              <table:table-cell office:value-type="float" office:value="0.004998804">
                <text:p>0.00499880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108964">
                <text:p>0.010108964</text:p>
              </table:table-cell>
              <table:table-cell office:value-type="float" office:value="0.010017479">
                <text:p>0.01001747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9920362">
                <text:p>0.019920362</text:p>
              </table:table-cell>
              <table:table-cell office:value-type="float" office:value="0.019925425">
                <text:p>0.01992542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9878289">
                <text:p>0.039878289</text:p>
              </table:table-cell>
              <table:table-cell office:value-type="float" office:value="0.039817144">
                <text:p>0.039817144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9177964">
                <text:p>0.079177964</text:p>
              </table:table-cell>
              <table:table-cell office:value-type="float" office:value="0.079276364">
                <text:p>0.07927636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58224867">
                <text:p>0.158224867</text:p>
              </table:table-cell>
              <table:table-cell office:value-type="float" office:value="0.157102993">
                <text:p>0.157102993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72490141">
                <text:p>0.172490141</text:p>
              </table:table-cell>
              <table:table-cell office:value-type="float" office:value="0.315638946">
                <text:p>0.3156389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